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6a79" officeooo:paragraph-rsid="000d6a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bleena@cse-BM1AF-BP1AF-BM6AF:~$ ping nitp.ac.in</text:p>
      <text:p text:style-name="P1">^C</text:p>
      <text:p text:style-name="P1">debleena@cse-BM1AF-BP1AF-BM6AF:~$ ping 8.8.8.8</text:p>
      <text:p text:style-name="P1">PING 8.8.8.8 (8.8.8.8) 56(84) bytes of data.</text:p>
      <text:p text:style-name="P1">^X^C</text:p>
      <text:p text:style-name="P1">--- 8.8.8.8 ping statistics ---</text:p>
      <text:p text:style-name="P1">2 packets transmitted, 0 received, 100% packet loss, time 1000ms</text:p>
      <text:p text:style-name="P1"></text:p>
      <text:p text:style-name="P1">debleena@cse-BM1AF-BP1AF-BM6AF:~$ ping 172.27.16.254</text:p>
      <text:p text:style-name="P1">PING 172.27.16.254 (172.27.16.254) 56(84) bytes of data.</text:p>
      <text:p text:style-name="P1">64 bytes from 172.27.16.254: icmp_seq=1 ttl=255 time=20.8 ms</text:p>
      <text:p text:style-name="P1">64 bytes from 172.27.16.254: icmp_seq=2 ttl=255 time=0.566 ms</text:p>
      <text:p text:style-name="P1">^C</text:p>
      <text:p text:style-name="P1">--- 172.27.16.254 ping statistics ---</text:p>
      <text:p text:style-name="P1">2 packets transmitted, 2 received, 0% packet loss, time 1001ms</text:p>
      <text:p text:style-name="P1">rtt min/avg/max/mdev = 0.566/10.726/20.886/10.160 ms</text:p>
      <text:p text:style-name="P1">debleena@cse-BM1AF-BP1AF-BM6AF:~$ ping 172.27.18.201</text:p>
      <text:p text:style-name="P1">PING 172.27.18.201 (172.27.18.201) 56(84) bytes of data.</text:p>
      <text:p text:style-name="P1">64 bytes from 172.27.18.201: icmp_seq=1 ttl=64 time=0.010 ms</text:p>
      <text:p text:style-name="P1">^C</text:p>
      <text:p text:style-name="P1">--- 172.27.18.201 ping statistics ---</text:p>
      <text:p text:style-name="P1">1 packets transmitted, 1 received, 0% packet loss, time 0ms</text:p>
      <text:p text:style-name="P1">rtt min/avg/max/mdev = 0.010/0.010/0.010/0.000 ms</text:p>
      <text:p text:style-name="P1">debleena@cse-BM1AF-BP1AF-BM6AF:~$ ping 172.27.18.19</text:p>
      <text:p text:style-name="P1">PING 172.27.18.19 (172.27.18.19) 56(84) bytes of data.</text:p>
      <text:p text:style-name="P1">64 bytes from 172.27.18.19: icmp_seq=1 ttl=64 time=0.533 ms</text:p>
      <text:p text:style-name="P1">^C</text:p>
      <text:p text:style-name="P1">--- 172.27.18.19 ping statistics ---</text:p>
      <text:p text:style-name="P1">1 packets transmitted, 1 received, 0% packet loss, time 0ms</text:p>
      <text:p text:style-name="P1">rtt min/avg/max/mdev = 0.533/0.533/0.533/0.000 ms</text:p>
      <text:p text:style-name="P1">debleena@cse-BM1AF-BP1AF-BM6AF:~$ ping 172.31.1.130</text:p>
      <text:p text:style-name="P1">PING 172.31.1.130 (172.31.1.130) 56(84) bytes of data.</text:p>
      <text:p text:style-name="P1">64 bytes from 172.31.1.130: icmp_seq=1 ttl=63 time=0.275 ms</text:p>
      <text:p text:style-name="P1">64 bytes from 172.31.1.130: icmp_seq=2 ttl=63 time=0.275 ms</text:p>
      <text:p text:style-name="P1">64 bytes from 172.31.1.130: icmp_seq=3 ttl=63 time=0.262 ms</text:p>
      <text:p text:style-name="P1">64 bytes from 172.31.1.130: icmp_seq=4 ttl=63 time=0.260 ms</text:p>
      <text:p text:style-name="P1">64 bytes from 172.31.1.130: icmp_seq=5 ttl=63 time=0.269 ms</text:p>
      <text:p text:style-name="P1">64 bytes from 172.31.1.130: icmp_seq=6 ttl=63 time=0.439 ms</text:p>
      <text:p text:style-name="P1">^C</text:p>
      <text:p text:style-name="P1">--- 172.31.1.130 ping statistics ---</text:p>
      <text:p text:style-name="P1">6 packets transmitted, 6 received, 0% packet loss, time 4999ms</text:p>
      <text:p text:style-name="P1">rtt min/avg/max/mdev = 0.260/0.296/0.439/0.066 ms</text:p>
      <text:p text:style-name="P1">debleena@cse-BM1AF-BP1AF-BM6AF:~$ ping 172.31.1.1</text:p>
      <text:p text:style-name="P1">PING 172.31.1.1 (172.31.1.1) 56(84) bytes of data.</text:p>
      <text:p text:style-name="P1">64 bytes from 172.31.1.1: icmp_seq=1 ttl=63 time=0.256 ms</text:p>
      <text:p text:style-name="P1">64 bytes from 172.31.1.1: icmp_seq=2 ttl=63 time=0.274 ms</text:p>
      <text:p text:style-name="P1">^C</text:p>
      <text:p text:style-name="P1">--- 172.31.1.1 ping statistics ---</text:p>
      <text:p text:style-name="P1">2 packets transmitted, 2 received, 0% packet loss, time 999ms</text:p>
      <text:p text:style-name="P1">rtt min/avg/max/mdev = 0.256/0.265/0.274/0.009 ms</text:p>
      <text:p text:style-name="P1">debleena@cse-BM1AF-BP1AF-BM6AF:~$ ping nitp.ac.in</text:p>
      <text:p text:style-name="P1">^C</text:p>
      <text:p text:style-name="P1"><text:soft-page-break/>debleena@cse-BM1AF-BP1AF-BM6AF:~$ ping iitk.ac.in</text:p>
      <text:p text:style-name="P1">PING iitk.ac.in (172.31.1.212) 56(84) bytes of data.</text:p>
      <text:p text:style-name="P1">^C</text:p>
      <text:p text:style-name="P1">--- iitk.ac.in ping statistics ---</text:p>
      <text:p text:style-name="P1">2 packets transmitted, 0 received, 100% packet loss, time 1007ms</text:p>
      <text:p text:style-name="P1"></text:p>
      <text:p text:style-name="P1">debleena@cse-BM1AF-BP1AF-BM6AF:~$ cd Projects/code/python/USAFO_presentation/</text:p>
      <text:p text:style-name="P1">debleena@cse-BM1AF-BP1AF-BM6AF:~/Projects/code/python/USAFO_presentation$ aspell -c main.tex</text:p>
      <text:p text:style-name="P1">debleena@cse-BM1AF-BP1AF-BM6AF:~/Projects/code/python/USAFO_presentation$ ls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7:18:34.242554370</meta:creation-date>
    <dc:date>2017-09-14T17:18:59.275897503</dc:date>
    <meta:editing-duration>P0D</meta:editing-duration>
    <meta:editing-cycles>1</meta:editing-cycles>
    <meta:document-statistic meta:table-count="0" meta:image-count="0" meta:object-count="0" meta:page-count="2" meta:paragraph-count="61" meta:word-count="320" meta:character-count="2772" meta:non-whitespace-character-count="2450"/>
    <meta:generator>LibreOffice/4.2.4.2$Linux_X86_64 LibreOffice_project/420m0$Build-2</meta:generator>
  </office:meta>
</office:document-meta>
</file>